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/>
    </style:style>
    <style:style style:name="P7" style:family="paragraph" style:parent-style-name="Text_20_body">
      <style:paragraph-properties fo:text-align="center" style:justify-single-word="false"/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 fo:language="ru" fo:country="RU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P11" style:family="paragraph" style:parent-style-name="Heading_20_1">
      <style:text-properties style:font-name="Cambri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ize="14pt" fo:language="ru" fo:country="RU" style:font-name-asian="Times New Roman2" style:font-size-asian="14pt" style:font-name-complex="Times New Roman2" style:font-size-complex="14pt"/>
    </style:style>
    <style:style style:name="T11" style:family="text">
      <style:text-properties fo:font-size="14pt" fo:language="en" fo:country="US" fo:font-style="italic" fo:font-weight="normal" style:font-name-asian="Times New Roman2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T12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4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5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7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084.png" xlink:type="simple" xlink:show="embed" xlink:actuate="onLoad"/></draw:frame></text:p>
          </table:table-cell>
          <table:table-cell table:style-name="Table1.B1" office:value-type="string">
            <text:h text:style-name="P11" text:outline-level="1">Ключ-2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6">| векторизован | Си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649cm" svg:height="3.12cm" draw:z-index="1"><draw:image xlink:href="../images/0084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<text:span text:style-name="T3">векторизован</text:span>, реализует функцию управляемого ключа по алгоритму:</text:p>
            <text:p text:style-name="P7"><draw:frame draw:style-name="fr3" draw:name="Объект1" text:anchor-type="as-char" svg:width="6.278cm" svg:height="2.81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,</text:p>
            <text:p text:style-name="P5"><text:span text:style-name="T2">где </text:span><text:span text:style-name="T16">x(t)</text:span><text:span text:style-name="T17"> </text:span><text:span text:style-name="T2">– вектор входных сигналов; </text:span></text:p>
            <text:p text:style-name="P5"><text:span text:style-name="T16">y₁(t) </text:span><text:span text:style-name="T2">– вектор сигналов </text:span><text:span text:style-name="T5">на 1-ом выходном порте</text:span><text:span text:style-name="T2">;</text:span></text:p>
            <text:p text:style-name="P5"><text:span text:style-name="T16">y₂(t) </text:span><text:span text:style-name="T2">– вектор сигналов </text:span><text:span text:style-name="T5">на 2-ом выходном порте</text:span><text:span text:style-name="T2">; </text:span></text:p>
            <text:p text:style-name="P5"><text:span text:style-name="T16">K₁, K₂ </text:span><text:span text:style-name="T2">– вектор</text:span><text:span text:style-name="T5">ы</text:span><text:span text:style-name="T2"> пороговых значений (уставок), определяющих условия перекоммутации сигналов на выходных портах блока</text:span><text:span text:style-name="T5">;</text:span></text:p>
            <text:p text:style-name="P5"><text:span text:style-name="T16">y₁₀ </text:span><text:span text:style-name="T1">– вектор сигналов на 1-ом выходном порте блока, при входных сигналах, </text:span><text:span text:style-name="T3">больших</text:span><text:span text:style-name="T1"> пороговых значений </text:span><text:span text:style-name="T16">K₁</text:span><text:span text:style-name="T1">;</text:span></text:p>
            <text:p text:style-name="P5"><text:span text:style-name="T16">y₂₀ </text:span><text:span text:style-name="T1">– вектор сигналов на 2-ом выходном порте блока, при входных сигналах, </text:span><text:span text:style-name="T6">меньших</text:span><text:span text:style-name="T4"> </text:span><text:span text:style-name="T1">пороговых значений </text:span><text:span text:style-name="T16">K₂</text:span><text:span text:style-name="T1">.</text:span></text:p>
            <text:p text:style-name="P5"><text:span text:style-name="T3">Свойства</text:span>:</text:p>
            <text:list xml:id="list8205547968861007239" text:style-name="L1">
              <text:list-item>
                <text:p text:style-name="P8"><text:span text:style-name="T10">Уставка первого выхода — вектор пороговых значений </text:span><text:span text:style-name="T11">K₁</text:span><text:span text:style-name="T10">.</text:span></text:p>
              </text:list-item>
              <text:list-item>
                <text:p text:style-name="P8"><text:span text:style-name="T10">Уставка второго выхода — вектор пороговых значений </text:span><text:span text:style-name="T11">K₂</text:span><text:span text:style-name="T10">.</text:span></text:p>
              </text:list-item>
              <text:list-item>
                <text:p text:style-name="P8"><text:span text:style-name="T5">Начальное значение 1-го выхода — вектор сигналов </text:span><text:span text:style-name="T16">y₁₀ </text:span><text:span text:style-name="T5">на 1-ом выходном порте блока, при входных сигналах, </text:span><text:span text:style-name="T7">больших</text:span><text:span text:style-name="T5"> пороговых значений </text:span><text:span text:style-name="T16">K₁</text:span><text:span text:style-name="T5">.</text:span></text:p>
              </text:list-item>
              <text:list-item>
                <text:p text:style-name="P8"><text:span text:style-name="T5">Начальное значение 2-го выхода — вектор сигналов </text:span><text:span text:style-name="T16">y₂₀ </text:span><text:span text:style-name="T5">на 2-ом выходном порте блока, при входных сигналах, </text:span><text:span text:style-name="T7">меньших</text:span><text:span text:style-name="T5"> пороговых значений </text:span><text:span text:style-name="T16">K₂</text:span><text:span text:style-name="T5">.</text:span></text:p>
              </text:list-item>
            </text:list>
            <text:p text:style-name="P5"><text:span text:style-name="T3">Примечания</text:span>:</text:p>
            <text:list xml:id="list423981264899019443" text:style-name="L2">
              <text:list-item>
                <text:p text:style-name="P9">По умолчанию блок формирует <text:span text:style-name="T8">скалярный</text:span> выходной сигнал.</text:p>
              </text:list-item>
              <text:list-item>
                <text:p text:style-name="P10"><text:span text:style-name="T12">Именованные свойства </text:span><text:span text:style-name="T9">могут быть заданы </text:span><text:span text:style-name="T12">как </text:span><text:span text:style-name="T15">локальные</text:span><text:span text:style-name="T12"> переменные модели (или субмодели) во вкладке </text:span><text:span text:style-name="T15">Параметры,</text:span><text:span text:style-name="T12"> как </text:span><text:span text:style-name="T15">глобальные</text:span><text:span text:style-name="T12"> сигналы проекта при помощи пункта главного меню </text:span><text:span text:style-name="T8">Сервис</text:span><text:span text:style-name="T12"> </text:span><text:span text:style-name="T13">→</text:span><text:span text:style-name="T14"> </text:span><text:span text:style-name="T16">Сигналы,</text:span><text:span text:style-name="T12"> </text:span><text:span text:style-name="T9">или как </text:span><text:span text:style-name="T8">внешние</text:span><text:span text:style-name="T9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-2</dc:title>
    <dc:date>2014-12-16T11:18:43.05</dc:date>
    <meta:generator>OpenOffice/4.1.1$Win32 OpenOffice.org_project/411m6$Build-9775</meta:generator>
    <meta:editing-duration>PT2H16M43S</meta:editing-duration>
    <meta:editing-cycles>94</meta:editing-cycles>
    <meta:document-statistic meta:table-count="1" meta:image-count="2" meta:object-count="1" meta:page-count="1" meta:paragraph-count="22" meta:word-count="222" meta:character-count="1293"/>
  </office:meta>
</office:document-meta>
</file>

<file path=Object 2/content.xml><?xml version="1.0" encoding="utf-8"?>
<math xmlns="http://www.w3.org/1998/Math/MathML">
  <semantics>
    <mtable>
      <mtr>
        <mtd>
          <mrow>
            <msub>
              <mi>y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i>x</mi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≤</mo>
                            <msub>
                              <mi>K</mi>
                              <mn>1</mn>
                            </msub>
                          </mrow>
                        </mrow>
                      </mtd>
                    </mtr>
                    <mtr>
                      <mtd>
                        <mrow>
                          <msub>
                            <mi>y</mi>
                            <mn>10,</mn>
                          </msub>
                          <mi/>
                          <mi mathvariant="italic">если</mi>
                          <mi/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&gt;</mo>
                            <msub>
                              <mi>K</mi>
                              <mn>1</mn>
                            </msub>
                          </mrow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ub>
              <mi>y</mi>
              <mn>2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i>x</mi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&gt;</mo>
                            <msub>
                              <mi>K</mi>
                              <mn>2</mn>
                            </msub>
                          </mrow>
                        </mrow>
                      </mtd>
                    </mtr>
                    <mtr>
                      <mtd>
                        <mrow>
                          <msub>
                            <mi>y</mi>
                            <mn>20,</mn>
                          </msub>
                          <mi/>
                          <mi mathvariant="italic">если</mi>
                          <mi/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≤</mo>
                            <msub>
                              <mi>K</mi>
                              <mn>2</mn>
                            </msub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y_1(t) = left lbrace stack{
alignl  x(t), ~ если ~ x(t) &lt;= K_1 #
alignl  y_10, ~ если ~ x(t) &gt; K_1
}  right none
newline
y_2(t) = left lbrace stack{
alignl  x(t), ~ если ~ x(t) &gt; K_2 #
alignl  y_20, ~ если ~ x(t) &lt;= K_2
}  right none
</annotation>
  </semantics>
</math>
</file>